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grammation orientée objet</text:p>
      <text:p text:style-name="P1"/>
      <text:p text:style-name="P1">## Projet : gestion de listes de chansons</text:p>
      <text:p text:style-name="P1"/>
      <text:p text:style-name="P1">#### Diagramme de classes</text:p>
      <text:p text:style-name="P1"/>
      <text:p text:style-name="P1">### Partie A : `PlayListLib`</text:p>
      <text:p text:style-name="P1"/>
      <text:p text:style-name="P1">Créez une bibliothèque de classes nommée `PlayListLib`, contenant les classes</text:p>
      <text:p text:style-name="P1">données dans le diagramme de classes suivant. Les méthodes `Equals`,</text:p>
      <text:p text:style-name="P1">`GetHashCode`, `ToString` devraient être redéfinies dans chacune de ces</text:p>
      <text:p text:style-name="P1">classes. Le format exact des chaînes retournées est à votre choix, mais il doit</text:p>
      <text:p text:style-name="P1">tout de même être représentatif et logique.</text:p>
      <text:p text:style-name="P1"/>
      <text:p text:style-name="P1">### Partie B : `DataRepoLib`</text:p>
      <text:p text:style-name="P1"/>
      <text:p text:style-name="P1">Cette partie contient la couche de données, c'est-à-dire les classes utilisées</text:p>
      <text:p text:style-name="P1">pour interagir avec une base de données. Cette version contient seulement une</text:p>
      <text:p text:style-name="P1">base de données très simple qui enregistre les données dans des fichiers textes</text:p>
      <text:p text:style-name="P1">en format JSON. Il sera possible, dans une version future, d'ajouter des classes</text:p>
      <text:p text:style-name="P1">pour interagir avec une vraie base de données, comme par exemple MySQL. Pour ce</text:p>
      <text:p text:style-name="P1">projet, il n'est pas nécessaire d'utiliser une vraie base de données.</text:p>
      <text:p text:style-name="P1"/>
      <text:p text:style-name="P1">### Partie C : `PlayListApp`</text:p>
      <text:p text:style-name="P1"/>
      <text:p text:style-name="P1">Ce projet de type *application console* doit utiliser les deux bibliothèques de</text:p>
      <text:p text:style-name="P1">classes pour créer une application de gestion de listes de chansons.</text:p>
      <text:p text:style-name="P1">L'application devra avoir un certain nombre de menus et de sous-menus permettant</text:p>
      <text:p text:style-name="P1">les actions énumérées plus bas. La structure des menus et le texte à écrire sur</text:p>
      <text:p text:style-name="P1">la console n'est pas définie exactement, il y a de la flexibilité dans la forme</text:p>
      <text:p text:style-name="P1">et la présentation des informations sur la console.</text:p>
      <text:p text:style-name="P1"/>
      <text:p text:style-name="P1">1. Il doit y avoir 3 modes principaux d'utilisation de l'application :</text:p>
      <text:p text:style-name="P1"><text:s text:c="4"/>1. mode **Artiste**</text:p>
      <text:p text:style-name="P1"><text:s text:c="4"/>2. mode **Chanson**</text:p>
      <text:p text:style-name="P1"><text:s text:c="4"/>3. mode **Liste**</text:p>
      <text:p text:style-name="P1">2. Dans chaque mode, on doit pouvoir</text:p>
      <text:p text:style-name="P1"><text:s text:c="4"/>1. Sélectionner et afficher tous les objets de ce mode</text:p>
      <text:p text:style-name="P1"><text:s text:c="4"/>2. Sélectionner un objet de ce mode selon sa clé et l'afficher</text:p>
      <text:p text:style-name="P1"><text:s text:c="4"/>3. Insérer un nouvel objet</text:p>
      <text:p text:style-name="P1"><text:s text:c="8"/>- pour une liste de chansons, on peut insérer une liste de chansons vide</text:p>
      <text:p text:style-name="P1"><text:s text:c="10"/>et permettre les actions supplémentaires décrites plus bas</text:p>
      <text:p text:style-name="P1"><text:s text:c="4"/>4. Effacer un objet existant selon sa clé</text:p>
      <text:p text:style-name="P1">3. Dans le mode **Liste**, on doit aussi pouvoir</text:p>
      <text:p text:style-name="P1"><text:s text:c="4"/>1. Ajouter une chanson</text:p>
      <text:p text:style-name="P1"><text:s text:c="4"/>2. Enlever une chans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9:09:14.878209516</meta:creation-date>
    <meta:print-date>2022-05-09T09:10:51.518698975</meta:print-date>
    <dc:date>2022-05-09T09:11:14.465429840</dc:date>
    <meta:editing-duration>PT2M</meta:editing-duration>
    <meta:editing-cycles>1</meta:editing-cycles>
    <meta:document-statistic meta:table-count="0" meta:image-count="0" meta:object-count="0" meta:page-count="1" meta:paragraph-count="37" meta:word-count="330" meta:character-count="2036" meta:non-whitespace-character-count="1689"/>
    <meta:generator>LibreOffice/6.4.7.2$Linux_X86_64 LibreOffice_project/40$Build-2</meta:generator>
  </office:meta>
</office:document-meta>
</file>